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1.7508in"/>
    </style:style>
    <style:style style:name="co10" style:family="table-column">
      <style:table-column-properties fo:break-before="auto" style:column-width="1.150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0646in"/>
    </style:style>
    <style:style style:name="co13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endogenous_sineup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8" table:default-cell-style-name="ce1"/>
        <table:table-column table:style-name="co6" table:default-cell-style-name="ce1"/>
        <table:table-column table:style-name="co8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1" table:number-columns-repeated="16361" table:default-cell-style-name="ce1"/>
        <table:table-row table:style-name="ro1">
          <table:table-cell office:value-type="string" calcext:value-type="string">
            <text:p>transcript_id</text:p>
          </table:table-cell>
          <table:table-cell office:value-type="string" calcext:value-type="string">
            <text:p>additional_id</text:p>
          </table:table-cell>
          <table:table-cell office:value-type="string" calcext:value-type="string">
            <text:p>gene_id</text:p>
          </table:table-cell>
          <table:table-cell office:value-type="string" calcext:value-type="string">
            <text:p>gene_name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teractor</text:p>
          </table:table-cell>
          <table:table-cell office:value-type="string" calcext:value-type="string">
            <text:p>bd_start</text:p>
          </table:table-cell>
          <table:table-cell office:value-type="string" calcext:value-type="string">
            <text:p>additional_bd_start</text:p>
          </table:table-cell>
          <table:table-cell office:value-type="string" calcext:value-type="string">
            <text:p>bd_end</text:p>
          </table:table-cell>
          <table:table-cell office:value-type="string" calcext:value-type="string">
            <text:p>additional_bd_end</text:p>
          </table:table-cell>
          <table:table-cell office:value-type="string" calcext:value-type="string">
            <text:p>ed_start</text:p>
          </table:table-cell>
          <table:table-cell office:value-type="string" calcext:value-type="string">
            <text:p>ed_end</text:p>
          </table:table-cell>
          <table:table-cell office:value-type="string" calcext:value-type="string">
            <text:p>ed_class</text:p>
          </table:table-cell>
          <table:table-cell office:value-type="string" calcext:value-type="string">
            <text:p>ed_family</text:p>
          </table:table-cell>
          <table:table-cell office:value-type="string" calcext:value-type="string">
            <text:p>ed_subfamily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pubmed_id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31131</text:p>
          </table:table-cell>
          <table:table-cell/>
          <table:table-cell office:value-type="string" calcext:value-type="string">
            <text:p>ENSMUSG00000029223</text:p>
          </table:table-cell>
          <table:table-cell office:value-type="string" calcext:value-type="string">
            <text:p>UCHL1</text:p>
          </table:table-cell>
          <table:table-cell office:value-type="float" office:value="5" calcext:value-type="float">
            <text:p>5</text:p>
          </table:table-cell>
          <table:table-cell office:value-type="float" office:value="66833434" calcext:value-type="float">
            <text:p>66833434</text:p>
          </table:table-cell>
          <table:table-cell office:value-type="float" office:value="66844577" calcext:value-type="float">
            <text:p>6684457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52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52002</text:p>
          </table:table-cell>
          <table:table-cell/>
          <table:table-cell office:value-type="string" calcext:value-type="string">
            <text:p>ENSMUSG00000087601</text:p>
          </table:table-cell>
          <table:table-cell office:value-type="string" calcext:value-type="string">
            <text:p>UCHL1OS</text:p>
          </table:table-cell>
          <table:table-cell office:value-type="float" office:value="5" calcext:value-type="float">
            <text:p>5</text:p>
          </table:table-cell>
          <table:table-cell office:value-type="float" office:value="66783838" calcext:value-type="float">
            <text:p>66783838</text:p>
          </table:table-cell>
          <table:table-cell office:value-type="float" office:value="66833841" calcext:value-type="float">
            <text:p>668338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3113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410" calcext:value-type="float">
            <text:p>410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23836</text:p>
          </table:table-cell>
          <table:table-cell/>
          <table:table-cell office:value-type="string" calcext:value-type="string">
            <text:p>ENSMUSG00000001134</text:p>
          </table:table-cell>
          <table:table-cell office:value-type="string" calcext:value-type="string">
            <text:p>UXT</text:p>
          </table:table-cell>
          <table:table-cell office:value-type="string" calcext:value-type="string">
            <text:p>X</text:p>
          </table:table-cell>
          <table:table-cell office:value-type="float" office:value="20817901" calcext:value-type="float">
            <text:p>20817901</text:p>
          </table:table-cell>
          <table:table-cell office:value-type="float" office:value="20828256" calcext:value-type="float">
            <text:p>208282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266108</text:p>
          </table:table-cell>
          <table:table-cell office:value-type="float" office:value="306" calcext:value-type="float">
            <text:p>306</text:p>
          </table:table-cell>
          <table:table-cell office:value-type="float" office:value="40" calcext:value-type="float">
            <text:p>40</text:p>
          </table:table-cell>
          <table:table-cell office:value-type="float" office:value="347" calcext:value-type="float">
            <text:p>347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266108</text:p>
          </table:table-cell>
          <table:table-cell office:value-type="string" calcext:value-type="string">
            <text:p>A230072C01RIK_275</text:p>
          </table:table-cell>
          <table:table-cell office:value-type="string" calcext:value-type="string">
            <text:p>ENSMUSG00000086877</text:p>
          </table:table-cell>
          <table:table-cell office:value-type="string" calcext:value-type="string">
            <text:p>A230072C01RIK</text:p>
          </table:table-cell>
          <table:table-cell office:value-type="string" calcext:value-type="string">
            <text:p>X</text:p>
          </table:table-cell>
          <table:table-cell office:value-type="float" office:value="20827912" calcext:value-type="float">
            <text:p>20827912</text:p>
          </table:table-cell>
          <table:table-cell office:value-type="float" office:value="20852965" calcext:value-type="float">
            <text:p>2085296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123836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308" calcext:value-type="float">
            <text:p>308</text:p>
          </table:table-cell>
          <table:table-cell office:value-type="float" office:value="24679" calcext:value-type="float">
            <text:p>24679</text:p>
          </table:table-cell>
          <table:table-cell office:value-type="float" office:value="24865" calcext:value-type="float">
            <text:p>2486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02048</text:p>
          </table:table-cell>
          <table:table-cell/>
          <table:table-cell office:value-type="string" calcext:value-type="string">
            <text:p>ENSMUSG00000001983</text:p>
          </table:table-cell>
          <table:table-cell office:value-type="string" calcext:value-type="string">
            <text:p>TACO1</text:p>
          </table:table-cell>
          <table:table-cell office:value-type="float" office:value="11" calcext:value-type="float">
            <text:p>11</text:p>
          </table:table-cell>
          <table:table-cell office:value-type="float" office:value="105956887" calcext:value-type="float">
            <text:p>105956887</text:p>
          </table:table-cell>
          <table:table-cell office:value-type="float" office:value="105964438" calcext:value-type="float">
            <text:p>10596443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40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40736</text:p>
          </table:table-cell>
          <table:table-cell/>
          <table:table-cell office:value-type="string" calcext:value-type="string">
            <text:p>ENSMUSG00000085255</text:p>
          </table:table-cell>
          <table:table-cell office:value-type="string" calcext:value-type="string">
            <text:p>TACO1OS</text:p>
          </table:table-cell>
          <table:table-cell office:value-type="float" office:value="11" calcext:value-type="float">
            <text:p>11</text:p>
          </table:table-cell>
          <table:table-cell office:value-type="float" office:value="105955892" calcext:value-type="float">
            <text:p>105955892</text:p>
          </table:table-cell>
          <table:table-cell office:value-type="float" office:value="105957667" calcext:value-type="float">
            <text:p>1059576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02048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783" calcext:value-type="float">
            <text:p>783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44466</text:p>
          </table:table-cell>
          <table:table-cell/>
          <table:table-cell office:value-type="string" calcext:value-type="string">
            <text:p>ENSMUSG00000018995</text:p>
          </table:table-cell>
          <table:table-cell office:value-type="string" calcext:value-type="string">
            <text:p>NARS2</text:p>
          </table:table-cell>
          <table:table-cell office:value-type="float" office:value="7" calcext:value-type="float">
            <text:p>7</text:p>
          </table:table-cell>
          <table:table-cell office:value-type="float" office:value="96600712" calcext:value-type="float">
            <text:p>96600712</text:p>
          </table:table-cell>
          <table:table-cell office:value-type="float" office:value="96713965" calcext:value-type="float">
            <text:p>9671396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29409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29409</text:p>
          </table:table-cell>
          <table:table-cell/>
          <table:table-cell office:value-type="string" calcext:value-type="string">
            <text:p>ENSMUSG00000085560</text:p>
          </table:table-cell>
          <table:table-cell office:value-type="string" calcext:value-type="string">
            <text:p>C230038L03RIK</text:p>
          </table:table-cell>
          <table:table-cell office:value-type="float" office:value="7" calcext:value-type="float">
            <text:p>7</text:p>
          </table:table-cell>
          <table:table-cell office:value-type="float" office:value="96596785" calcext:value-type="float">
            <text:p>96596785</text:p>
          </table:table-cell>
          <table:table-cell office:value-type="float" office:value="96600708" calcext:value-type="float">
            <text:p>966007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44466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31250</text:p>
          </table:table-cell>
          <table:table-cell/>
          <table:table-cell office:value-type="string" calcext:value-type="string">
            <text:p>ENSMUSG00000029310</text:p>
          </table:table-cell>
          <table:table-cell office:value-type="string" calcext:value-type="string">
            <text:p>NUDT9</text:p>
          </table:table-cell>
          <table:table-cell office:value-type="float" office:value="5" calcext:value-type="float">
            <text:p>5</text:p>
          </table:table-cell>
          <table:table-cell office:value-type="float" office:value="104194735" calcext:value-type="float">
            <text:p>104194735</text:p>
          </table:table-cell>
          <table:table-cell office:value-type="float" office:value="104213245" calcext:value-type="float">
            <text:p>10421324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967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96765</text:p>
          </table:table-cell>
          <table:table-cell/>
          <table:table-cell office:value-type="string" calcext:value-type="string">
            <text:p>ENSMUSG00000106035</text:p>
          </table:table-cell>
          <table:table-cell office:value-type="string" calcext:value-type="string">
            <text:p>GM43545</text:p>
          </table:table-cell>
          <table:table-cell office:value-type="float" office:value="5" calcext:value-type="float">
            <text:p>5</text:p>
          </table:table-cell>
          <table:table-cell office:value-type="float" office:value="104192485" calcext:value-type="float">
            <text:p>104192485</text:p>
          </table:table-cell>
          <table:table-cell office:value-type="float" office:value="104195263" calcext:value-type="float">
            <text:p>1041952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312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87690</text:p>
          </table:table-cell>
          <table:table-cell/>
          <table:table-cell office:value-type="string" calcext:value-type="string">
            <text:p>ENSMUSG00000034595</text:p>
          </table:table-cell>
          <table:table-cell office:value-type="string" calcext:value-type="string">
            <text:p>PPP1R18</text:p>
          </table:table-cell>
          <table:table-cell office:value-type="float" office:value="17" calcext:value-type="float">
            <text:p>17</text:p>
          </table:table-cell>
          <table:table-cell office:value-type="float" office:value="36177507" calcext:value-type="float">
            <text:p>36177507</text:p>
          </table:table-cell>
          <table:table-cell office:value-type="float" office:value="36186488" calcext:value-type="float">
            <text:p>3618648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45804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NSMUST00000145804</text:p>
          </table:table-cell>
          <table:table-cell/>
          <table:table-cell office:value-type="string" calcext:value-type="string">
            <text:p>ENSMUSG00000087443</text:p>
          </table:table-cell>
          <table:table-cell office:value-type="string" calcext:value-type="string">
            <text:p>PPP1R18OS</text:p>
          </table:table-cell>
          <table:table-cell office:value-type="float" office:value="17" calcext:value-type="float">
            <text:p>17</text:p>
          </table:table-cell>
          <table:table-cell office:value-type="float" office:value="36171810" calcext:value-type="float">
            <text:p>36171810</text:p>
          </table:table-cell>
          <table:table-cell office:value-type="float" office:value="36177778" calcext:value-type="float">
            <text:p>361777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1876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3915" calcext:value-type="float">
            <text:p>3915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NSMUST00000165175</text:p>
          </table:table-cell>
          <table:table-cell/>
          <table:table-cell office:value-type="string" calcext:value-type="string">
            <text:p>ENSMUSG00000053025</text:p>
          </table:table-cell>
          <table:table-cell office:value-type="string" calcext:value-type="string">
            <text:p>SV2B</text:p>
          </table:table-cell>
          <table:table-cell office:value-type="float" office:value="7" calcext:value-type="float">
            <text:p>7</text:p>
          </table:table-cell>
          <table:table-cell office:value-type="float" office:value="74764642" calcext:value-type="float">
            <text:p>74764642</text:p>
          </table:table-cell>
          <table:table-cell office:value-type="float" office:value="74959010" calcext:value-type="float">
            <text:p>74959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81846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81846</text:p>
          </table:table-cell>
          <table:table-cell/>
          <table:table-cell office:value-type="string" calcext:value-type="string">
            <text:p>ENSMUSG00000097247</text:p>
          </table:table-cell>
          <table:table-cell office:value-type="string" calcext:value-type="string">
            <text:p>1500012K07RIK</text:p>
          </table:table-cell>
          <table:table-cell office:value-type="float" office:value="7" calcext:value-type="float">
            <text:p>7</text:p>
          </table:table-cell>
          <table:table-cell office:value-type="float" office:value="74958450" calcext:value-type="float">
            <text:p>74958450</text:p>
          </table:table-cell>
          <table:table-cell office:value-type="float" office:value="74981167" calcext:value-type="float">
            <text:p>749811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16517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221" calcext:value-type="float">
            <text:p>221</text:p>
          </table:table-cell>
          <table:table-cell/>
          <table:table-cell office:value-type="float" office:value="3793" calcext:value-type="float">
            <text:p>3793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55129</text:p>
          </table:table-cell>
          <table:table-cell/>
          <table:table-cell office:value-type="string" calcext:value-type="string">
            <text:p>ENSMUSG00000028896</text:p>
          </table:table-cell>
          <table:table-cell office:value-type="string" calcext:value-type="string">
            <text:p>RCC1</text:p>
          </table:table-cell>
          <table:table-cell office:value-type="float" office:value="4" calcext:value-type="float">
            <text:p>4</text:p>
          </table:table-cell>
          <table:table-cell office:value-type="float" office:value="132065134" calcext:value-type="float">
            <text:p>132065134</text:p>
          </table:table-cell>
          <table:table-cell office:value-type="float" office:value="132080916" calcext:value-type="float">
            <text:p>1320809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046999</text:p>
          </table:table-cell>
          <table:table-cell office:value-type="float" office:value="907" calcext:value-type="float">
            <text:p>907</text:p>
          </table:table-cell>
          <table:table-cell office:value-type="float" office:value="224" calcext:value-type="float">
            <text:p>224</text:p>
          </table:table-cell>
          <table:table-cell office:value-type="float" office:value="927" calcext:value-type="float">
            <text:p>927</text:p>
          </table:table-cell>
          <table:table-cell office:value-type="float" office:value="802" calcext:value-type="float">
            <text:p>80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72202</text:p>
          </table:table-cell>
          <table:table-cell/>
          <table:table-cell office:value-type="string" calcext:value-type="string">
            <text:p>ENSMUSG00000091021</text:p>
          </table:table-cell>
          <table:table-cell office:value-type="string" calcext:value-type="string">
            <text:p>GM17300</text:p>
          </table:table-cell>
          <table:table-cell office:value-type="float" office:value="4" calcext:value-type="float">
            <text:p>4</text:p>
          </table:table-cell>
          <table:table-cell office:value-type="float" office:value="132079083" calcext:value-type="float">
            <text:p>132079083</text:p>
          </table:table-cell>
          <table:table-cell office:value-type="float" office:value="132080693" calcext:value-type="float">
            <text:p>13208069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155129</text:p>
          </table:table-cell>
          <table:table-cell office:value-type="float" office:value="909" calcext:value-type="float">
            <text:p>909</text:p>
          </table:table-cell>
          <table:table-cell office:value-type="float" office:value="1034" calcext:value-type="float">
            <text:p>1034</text:p>
          </table:table-cell>
          <table:table-cell office:value-type="float" office:value="952" calcext:value-type="float">
            <text:p>952</text:p>
          </table:table-cell>
          <table:table-cell office:value-type="float" office:value="1612" calcext:value-type="float">
            <text:p>1612</text:p>
          </table:table-cell>
          <table:table-cell office:value-type="float" office:value="7785" calcext:value-type="float">
            <text:p>7785</text:p>
          </table:table-cell>
          <table:table-cell office:value-type="float" office:value="7963" calcext:value-type="float">
            <text:p>796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46999</text:p>
          </table:table-cell>
          <table:table-cell/>
          <table:table-cell office:value-type="string" calcext:value-type="string">
            <text:p>ENSMUSG00000040532</text:p>
          </table:table-cell>
          <table:table-cell office:value-type="string" calcext:value-type="string">
            <text:p>ABHD11</text:p>
          </table:table-cell>
          <table:table-cell office:value-type="float" office:value="5" calcext:value-type="float">
            <text:p>5</text:p>
          </table:table-cell>
          <table:table-cell office:value-type="float" office:value="135038153" calcext:value-type="float">
            <text:p>135038153</text:p>
          </table:table-cell>
          <table:table-cell office:value-type="float" office:value="135041029" calcext:value-type="float">
            <text:p>13504102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2026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202662</text:p>
          </table:table-cell>
          <table:table-cell/>
          <table:table-cell office:value-type="string" calcext:value-type="string">
            <text:p>ENSMUSG00000107335</text:p>
          </table:table-cell>
          <table:table-cell office:value-type="string" calcext:value-type="string">
            <text:p>GM43372</text:p>
          </table:table-cell>
          <table:table-cell office:value-type="float" office:value="5" calcext:value-type="float">
            <text:p>5</text:p>
          </table:table-cell>
          <table:table-cell office:value-type="float" office:value="135035947" calcext:value-type="float">
            <text:p>135035947</text:p>
          </table:table-cell>
          <table:table-cell office:value-type="float" office:value="135038962" calcext:value-type="float">
            <text:p>1350389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4699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45127</text:p>
          </table:table-cell>
          <table:table-cell/>
          <table:table-cell office:value-type="string" calcext:value-type="string">
            <text:p>ENSMUSG00000040154</text:p>
          </table:table-cell>
          <table:table-cell office:value-type="string" calcext:value-type="string">
            <text:p>WFDC5</text:p>
          </table:table-cell>
          <table:table-cell office:value-type="float" office:value="2" calcext:value-type="float">
            <text:p>2</text:p>
          </table:table-cell>
          <table:table-cell office:value-type="float" office:value="164018247" calcext:value-type="float">
            <text:p>164018247</text:p>
          </table:table-cell>
          <table:table-cell office:value-type="float" office:value="164024662" calcext:value-type="float">
            <text:p>1640246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43202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43202</text:p>
          </table:table-cell>
          <table:table-cell/>
          <table:table-cell office:value-type="string" calcext:value-type="string">
            <text:p>ENSMUSG00000085649</text:p>
          </table:table-cell>
          <table:table-cell office:value-type="string" calcext:value-type="string">
            <text:p>A730032A03RIK</text:p>
          </table:table-cell>
          <table:table-cell office:value-type="float" office:value="2" calcext:value-type="float">
            <text:p>2</text:p>
          </table:table-cell>
          <table:table-cell office:value-type="float" office:value="164019504" calcext:value-type="float">
            <text:p>164019504</text:p>
          </table:table-cell>
          <table:table-cell office:value-type="float" office:value="164038484" calcext:value-type="float">
            <text:p>16403848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45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8183" calcext:value-type="float">
            <text:p>18183</text:p>
          </table:table-cell>
          <table:table-cell office:value-type="float" office:value="18388" calcext:value-type="float">
            <text:p>18388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235680</text:p>
          </table:table-cell>
          <table:table-cell/>
          <table:table-cell office:value-type="string" calcext:value-type="string">
            <text:p>ENSMUSG00000041845</text:p>
          </table:table-cell>
          <table:table-cell office:value-type="string" calcext:value-type="string">
            <text:p>RHOD</text:p>
          </table:table-cell>
          <table:table-cell office:value-type="float" office:value="19" calcext:value-type="float">
            <text:p>19</text:p>
          </table:table-cell>
          <table:table-cell office:value-type="float" office:value="4475695" calcext:value-type="float">
            <text:p>4475695</text:p>
          </table:table-cell>
          <table:table-cell office:value-type="float" office:value="4489428" calcext:value-type="float">
            <text:p>4489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544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54407</text:p>
          </table:table-cell>
          <table:table-cell/>
          <table:table-cell office:value-type="string" calcext:value-type="string">
            <text:p>ENSMUSG00000087132</text:p>
          </table:table-cell>
          <table:table-cell office:value-type="string" calcext:value-type="string">
            <text:p>A930001C03RIK</text:p>
          </table:table-cell>
          <table:table-cell office:value-type="float" office:value="19" calcext:value-type="float">
            <text:p>19</text:p>
          </table:table-cell>
          <table:table-cell office:value-type="float" office:value="4489031" calcext:value-type="float">
            <text:p>4489031</text:p>
          </table:table-cell>
          <table:table-cell office:value-type="float" office:value="4498354" calcext:value-type="float">
            <text:p>449835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235680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float" office:value="81112" calcext:value-type="float">
            <text:p>81112</text:p>
          </table:table-cell>
          <table:table-cell office:value-type="float" office:value="81301" calcext:value-type="float">
            <text:p>8130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15138</text:p>
          </table:table-cell>
          <table:table-cell/>
          <table:table-cell office:value-type="string" calcext:value-type="string">
            <text:p>ENSMUSG00000029675</text:p>
          </table:table-cell>
          <table:table-cell office:value-type="string" calcext:value-type="string">
            <text:p>ELN</text:p>
          </table:table-cell>
          <table:table-cell office:value-type="float" office:value="5" calcext:value-type="float">
            <text:p>5</text:p>
          </table:table-cell>
          <table:table-cell office:value-type="float" office:value="134731447" calcext:value-type="float">
            <text:p>134731447</text:p>
          </table:table-cell>
          <table:table-cell office:value-type="float" office:value="134776177" calcext:value-type="float">
            <text:p>1347761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2007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200700</text:p>
          </table:table-cell>
          <table:table-cell/>
          <table:table-cell office:value-type="string" calcext:value-type="string">
            <text:p>ENSMUSG00000107318</text:p>
          </table:table-cell>
          <table:table-cell office:value-type="string" calcext:value-type="string">
            <text:p>GM30003</text:p>
          </table:table-cell>
          <table:table-cell office:value-type="float" office:value="5" calcext:value-type="float">
            <text:p>5</text:p>
          </table:table-cell>
          <table:table-cell office:value-type="float" office:value="134775896" calcext:value-type="float">
            <text:p>134775896</text:p>
          </table:table-cell>
          <table:table-cell office:value-type="float" office:value="134851821" calcext:value-type="float">
            <text:p>13485182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1513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office:value-type="float" office:value="19765" calcext:value-type="float">
            <text:p>19765</text:p>
          </table:table-cell>
          <table:table-cell office:value-type="float" office:value="19883" calcext:value-type="float">
            <text:p>1988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23399</text:p>
          </table:table-cell>
          <table:table-cell/>
          <table:table-cell office:value-type="string" calcext:value-type="string">
            <text:p>ENSMUSG00000026667</text:p>
          </table:table-cell>
          <table:table-cell office:value-type="string" calcext:value-type="string">
            <text:p>UHMK1</text:p>
          </table:table-cell>
          <table:table-cell office:value-type="float" office:value="1" calcext:value-type="float">
            <text:p>1</text:p>
          </table:table-cell>
          <table:table-cell office:value-type="float" office:value="170020989" calcext:value-type="float">
            <text:p>170020989</text:p>
          </table:table-cell>
          <table:table-cell office:value-type="float" office:value="170042966" calcext:value-type="float">
            <text:p>1700429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94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94988</text:p>
          </table:table-cell>
          <table:table-cell office:value-type="string" calcext:value-type="string">
            <text:p>4930500M09RIK_202</text:p>
          </table:table-cell>
          <table:table-cell office:value-type="string" calcext:value-type="string">
            <text:p>ENSMUSG00000044306</text:p>
          </table:table-cell>
          <table:table-cell office:value-type="string" calcext:value-type="string">
            <text:p>4930500M09RIK</text:p>
          </table:table-cell>
          <table:table-cell office:value-type="float" office:value="1" calcext:value-type="float">
            <text:p>1</text:p>
          </table:table-cell>
          <table:table-cell office:value-type="float" office:value="170042429" calcext:value-type="float">
            <text:p>170042429</text:p>
          </table:table-cell>
          <table:table-cell office:value-type="float" office:value="170043991" calcext:value-type="float">
            <text:p>17004399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12339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28052</text:p>
          </table:table-cell>
          <table:table-cell/>
          <table:table-cell office:value-type="string" calcext:value-type="string">
            <text:p>ENSMUSG00000026721</text:p>
          </table:table-cell>
          <table:table-cell office:value-type="string" calcext:value-type="string">
            <text:p>RABGAP1L</text:p>
          </table:table-cell>
          <table:table-cell office:value-type="float" office:value="1" calcext:value-type="float">
            <text:p>1</text:p>
          </table:table-cell>
          <table:table-cell office:value-type="float" office:value="160046744" calcext:value-type="float">
            <text:p>160046744</text:p>
          </table:table-cell>
          <table:table-cell office:value-type="float" office:value="160179141" calcext:value-type="float">
            <text:p>1601791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94105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94105</text:p>
          </table:table-cell>
          <table:table-cell/>
          <table:table-cell office:value-type="string" calcext:value-type="string">
            <text:p>ENSMUSG00000104302</text:p>
          </table:table-cell>
          <table:table-cell office:value-type="string" calcext:value-type="string">
            <text:p>GM36975</text:p>
          </table:table-cell>
          <table:table-cell office:value-type="float" office:value="1" calcext:value-type="float">
            <text:p>1</text:p>
          </table:table-cell>
          <table:table-cell office:value-type="float" office:value="160091894" calcext:value-type="float">
            <text:p>160091894</text:p>
          </table:table-cell>
          <table:table-cell office:value-type="float" office:value="160270642" calcext:value-type="float">
            <text:p>16027064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28052</text:p>
          </table:table-cell>
          <table:table-cell office:value-type="float" office:value="77710" calcext:value-type="float">
            <text:p>77710</text:p>
          </table:table-cell>
          <table:table-cell/>
          <table:table-cell office:value-type="float" office:value="77842" calcext:value-type="float">
            <text:p>77842</text:p>
          </table:table-cell>
          <table:table-cell/>
          <table:table-cell office:value-type="float" office:value="32075" calcext:value-type="float">
            <text:p>32075</text:p>
          </table:table-cell>
          <table:table-cell office:value-type="float" office:value="32095" calcext:value-type="float">
            <text:p>3209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204369</text:p>
          </table:table-cell>
          <table:table-cell/>
          <table:table-cell office:value-type="string" calcext:value-type="string">
            <text:p>ENSMUSG00000036390</text:p>
          </table:table-cell>
          <table:table-cell office:value-type="string" calcext:value-type="string">
            <text:p>GADD45A</text:p>
          </table:table-cell>
          <table:table-cell office:value-type="float" office:value="6" calcext:value-type="float">
            <text:p>6</text:p>
          </table:table-cell>
          <table:table-cell office:value-type="float" office:value="67012443" calcext:value-type="float">
            <text:p>67012443</text:p>
          </table:table-cell>
          <table:table-cell office:value-type="float" office:value="67014348" calcext:value-type="float">
            <text:p>67014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203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203974</text:p>
          </table:table-cell>
          <table:table-cell/>
          <table:table-cell office:value-type="string" calcext:value-type="string">
            <text:p>ENSMUSG00000087231</text:p>
          </table:table-cell>
          <table:table-cell office:value-type="string" calcext:value-type="string">
            <text:p>E230016M11RIK</text:p>
          </table:table-cell>
          <table:table-cell office:value-type="float" office:value="6" calcext:value-type="float">
            <text:p>6</text:p>
          </table:table-cell>
          <table:table-cell office:value-type="float" office:value="67141908" calcext:value-type="float">
            <text:p>67141908</text:p>
          </table:table-cell>
          <table:table-cell office:value-type="float" office:value="67145094" calcext:value-type="float">
            <text:p>6714509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204369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1247" calcext:value-type="float">
            <text:p>1247</text:p>
          </table:table-cell>
          <table:table-cell/>
          <table:table-cell office:value-type="float" office:value="7850" calcext:value-type="float">
            <text:p>7850</text:p>
          </table:table-cell>
          <table:table-cell office:value-type="float" office:value="8048" calcext:value-type="float">
            <text:p>8048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43441</text:p>
          </table:table-cell>
          <table:table-cell/>
          <table:table-cell office:value-type="string" calcext:value-type="string">
            <text:p>ENSMUSG00000031807</text:p>
          </table:table-cell>
          <table:table-cell office:value-type="string" calcext:value-type="string">
            <text:p>PGLS</text:p>
          </table:table-cell>
          <table:table-cell office:value-type="float" office:value="8" calcext:value-type="float">
            <text:p>8</text:p>
          </table:table-cell>
          <table:table-cell office:value-type="float" office:value="72044935" calcext:value-type="float">
            <text:p>72044935</text:p>
          </table:table-cell>
          <table:table-cell office:value-type="float" office:value="72048913" calcext:value-type="float">
            <text:p>7204891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246716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246716</text:p>
          </table:table-cell>
          <table:table-cell/>
          <table:table-cell office:value-type="string" calcext:value-type="string">
            <text:p>ENSMUSG00000120970</text:p>
          </table:table-cell>
          <table:table-cell office:value-type="string" calcext:value-type="string">
            <text:p>GM56877</text:p>
          </table:table-cell>
          <table:table-cell office:value-type="float" office:value="8" calcext:value-type="float">
            <text:p>8</text:p>
          </table:table-cell>
          <table:table-cell office:value-type="float" office:value="72043373" calcext:value-type="float">
            <text:p>72043373</text:p>
          </table:table-cell>
          <table:table-cell office:value-type="float" office:value="72044735" calcext:value-type="float">
            <text:p>720447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14344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209852</text:p>
          </table:table-cell>
          <table:table-cell/>
          <table:table-cell office:value-type="string" calcext:value-type="string">
            <text:p>ENSMUSG00000025521</text:p>
          </table:table-cell>
          <table:table-cell office:value-type="string" calcext:value-type="string">
            <text:p>TMEM192</text:p>
          </table:table-cell>
          <table:table-cell office:value-type="float" office:value="8" calcext:value-type="float">
            <text:p>8</text:p>
          </table:table-cell>
          <table:table-cell office:value-type="float" office:value="65399871" calcext:value-type="float">
            <text:p>65399871</text:p>
          </table:table-cell>
          <table:table-cell office:value-type="float" office:value="65419372" calcext:value-type="float">
            <text:p>654193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210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NSMUST00000210666</text:p>
          </table:table-cell>
          <table:table-cell/>
          <table:table-cell office:value-type="string" calcext:value-type="string">
            <text:p>ENSMUSG00000110378</text:p>
          </table:table-cell>
          <table:table-cell office:value-type="string" calcext:value-type="string">
            <text:p>GM45242</text:p>
          </table:table-cell>
          <table:table-cell office:value-type="float" office:value="8" calcext:value-type="float">
            <text:p>8</text:p>
          </table:table-cell>
          <table:table-cell office:value-type="float" office:value="65398242" calcext:value-type="float">
            <text:p>65398242</text:p>
          </table:table-cell>
          <table:table-cell office:value-type="float" office:value="65400370" calcext:value-type="float">
            <text:p>654003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20985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NSMUST00000113387</text:p>
          </table:table-cell>
          <table:table-cell/>
          <table:table-cell office:value-type="string" calcext:value-type="string">
            <text:p>ENSMUSG00000035245</text:p>
          </table:table-cell>
          <table:table-cell office:value-type="string" calcext:value-type="string">
            <text:p>EOGT</text:p>
          </table:table-cell>
          <table:table-cell office:value-type="float" office:value="6" calcext:value-type="float">
            <text:p>6</text:p>
          </table:table-cell>
          <table:table-cell office:value-type="float" office:value="97088962" calcext:value-type="float">
            <text:p>97088962</text:p>
          </table:table-cell>
          <table:table-cell office:value-type="float" office:value="97125888" calcext:value-type="float">
            <text:p>97125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203184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NSMUST00000203184</text:p>
          </table:table-cell>
          <table:table-cell/>
          <table:table-cell office:value-type="string" calcext:value-type="string">
            <text:p>ENSMUSG00000107502</text:p>
          </table:table-cell>
          <table:table-cell office:value-type="string" calcext:value-type="string">
            <text:p>GM44065</text:p>
          </table:table-cell>
          <table:table-cell office:value-type="float" office:value="6" calcext:value-type="float">
            <text:p>6</text:p>
          </table:table-cell>
          <table:table-cell office:value-type="float" office:value="97125155" calcext:value-type="float">
            <text:p>97125155</text:p>
          </table:table-cell>
          <table:table-cell office:value-type="float" office:value="97128681" calcext:value-type="float">
            <text:p>9712868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113387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66" calcext:value-type="float">
            <text:p>66</text:p>
          </table:table-cell>
          <table:table-cell office:value-type="float" office:value="735" calcext:value-type="float">
            <text:p>735</text:p>
          </table:table-cell>
          <table:table-cell office:value-type="float" office:value="2084" calcext:value-type="float">
            <text:p>2084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NSMUST00000034029</text:p>
          </table:table-cell>
          <table:table-cell/>
          <table:table-cell office:value-type="string" calcext:value-type="string">
            <text:p>ENSMUSG00000031616</text:p>
          </table:table-cell>
          <table:table-cell office:value-type="string" calcext:value-type="string">
            <text:p>EDNRA</text:p>
          </table:table-cell>
          <table:table-cell office:value-type="float" office:value="8" calcext:value-type="float">
            <text:p>8</text:p>
          </table:table-cell>
          <table:table-cell office:value-type="float" office:value="78389660" calcext:value-type="float">
            <text:p>78389660</text:p>
          </table:table-cell>
          <table:table-cell office:value-type="float" office:value="78451065" calcext:value-type="float">
            <text:p>784510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241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241650</text:p>
          </table:table-cell>
          <table:table-cell/>
          <table:table-cell office:value-type="string" calcext:value-type="string">
            <text:p>ENSMUSG00000086451</text:p>
          </table:table-cell>
          <table:table-cell office:value-type="string" calcext:value-type="string">
            <text:p>4933431K23RIK</text:p>
          </table:table-cell>
          <table:table-cell office:value-type="float" office:value="8" calcext:value-type="float">
            <text:p>8</text:p>
          </table:table-cell>
          <table:table-cell office:value-type="float" office:value="78450204" calcext:value-type="float">
            <text:p>78450204</text:p>
          </table:table-cell>
          <table:table-cell office:value-type="float" office:value="78496342" calcext:value-type="float">
            <text:p>7849634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34029</text:p>
          </table:table-cell>
          <table:table-cell office:value-type="float" office:value="113251" calcext:value-type="float">
            <text:p>113251</text:p>
          </table:table-cell>
          <table:table-cell/>
          <table:table-cell office:value-type="float" office:value="113593" calcext:value-type="float">
            <text:p>113593</text:p>
          </table:table-cell>
          <table:table-cell/>
          <table:table-cell office:value-type="float" office:value="27145" calcext:value-type="float">
            <text:p>27145</text:p>
          </table:table-cell>
          <table:table-cell office:value-type="float" office:value="27332" calcext:value-type="float">
            <text:p>2733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38738</text:p>
          </table:table-cell>
          <table:table-cell/>
          <table:table-cell office:value-type="string" calcext:value-type="string">
            <text:p>ENSMUSG00000038069</text:p>
          </table:table-cell>
          <table:table-cell office:value-type="string" calcext:value-type="string">
            <text:p>CDKN2AIP</text:p>
          </table:table-cell>
          <table:table-cell office:value-type="float" office:value="8" calcext:value-type="float">
            <text:p>8</text:p>
          </table:table-cell>
          <table:table-cell office:value-type="float" office:value="48162379" calcext:value-type="float">
            <text:p>48162379</text:p>
          </table:table-cell>
          <table:table-cell office:value-type="float" office:value="48166967" calcext:value-type="float">
            <text:p>481669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80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80928</text:p>
          </table:table-cell>
          <table:table-cell/>
          <table:table-cell office:value-type="string" calcext:value-type="string">
            <text:p>ENSMUSG00000097706</text:p>
          </table:table-cell>
          <table:table-cell office:value-type="string" calcext:value-type="string">
            <text:p>E030037K01RIK</text:p>
          </table:table-cell>
          <table:table-cell office:value-type="float" office:value="8" calcext:value-type="float">
            <text:p>8</text:p>
          </table:table-cell>
          <table:table-cell office:value-type="float" office:value="48166301" calcext:value-type="float">
            <text:p>48166301</text:p>
          </table:table-cell>
          <table:table-cell office:value-type="float" office:value="48168056" calcext:value-type="float">
            <text:p>4816805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38738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49093</text:p>
          </table:table-cell>
          <table:table-cell/>
          <table:table-cell office:value-type="string" calcext:value-type="string">
            <text:p>ENSMUSG00000038393</text:p>
          </table:table-cell>
          <table:table-cell office:value-type="string" calcext:value-type="string">
            <text:p>TXNIP</text:p>
          </table:table-cell>
          <table:table-cell office:value-type="float" office:value="3" calcext:value-type="float">
            <text:p>3</text:p>
          </table:table-cell>
          <table:table-cell office:value-type="float" office:value="96465276" calcext:value-type="float">
            <text:p>96465276</text:p>
          </table:table-cell>
          <table:table-cell office:value-type="float" office:value="96469173" calcext:value-type="float">
            <text:p>9646917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070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07095</text:p>
          </table:table-cell>
          <table:table-cell/>
          <table:table-cell office:value-type="string" calcext:value-type="string">
            <text:p>ENSMUSG00000074398</text:p>
          </table:table-cell>
          <table:table-cell office:value-type="string" calcext:value-type="string">
            <text:p>GM15441</text:p>
          </table:table-cell>
          <table:table-cell office:value-type="float" office:value="3" calcext:value-type="float">
            <text:p>3</text:p>
          </table:table-cell>
          <table:table-cell office:value-type="float" office:value="96462168" calcext:value-type="float">
            <text:p>96462168</text:p>
          </table:table-cell>
          <table:table-cell office:value-type="float" office:value="96474117" calcext:value-type="float">
            <text:p>96474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49093</text:p>
          </table:table-cell>
          <table:table-cell office:value-type="float" office:value="3106" calcext:value-type="float">
            <text:p>3106</text:p>
          </table:table-cell>
          <table:table-cell/>
          <table:table-cell office:value-type="float" office:value="3634" calcext:value-type="float">
            <text:p>3634</text:p>
          </table:table-cell>
          <table:table-cell/>
          <table:table-cell office:value-type="float" office:value="10856" calcext:value-type="float">
            <text:p>10856</text:p>
          </table:table-cell>
          <table:table-cell office:value-type="float" office:value="10963" calcext:value-type="float">
            <text:p>1096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14750</text:p>
          </table:table-cell>
          <table:table-cell/>
          <table:table-cell office:value-type="string" calcext:value-type="string">
            <text:p>ENSMUSG00000022812</text:p>
          </table:table-cell>
          <table:table-cell office:value-type="string" calcext:value-type="string">
            <text:p>GSK3B</text:p>
          </table:table-cell>
          <table:table-cell office:value-type="float" office:value="16" calcext:value-type="float">
            <text:p>16</text:p>
          </table:table-cell>
          <table:table-cell office:value-type="float" office:value="37910650" calcext:value-type="float">
            <text:p>37910650</text:p>
          </table:table-cell>
          <table:table-cell office:value-type="float" office:value="380611141" calcext:value-type="float">
            <text:p>38061114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3" calcext:value-type="float">
            <text:p>3</text:p>
          </table:table-cell>
          <table:table-cell office:value-type="float" office:value="37906484" calcext:value-type="float">
            <text:p>37906484</text:p>
          </table:table-cell>
          <table:table-cell office:value-type="float" office:value="37906685" calcext:value-type="float">
            <text:p>379066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114750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35007</text:p>
          </table:table-cell>
          <table:table-cell/>
          <table:table-cell office:value-type="string" calcext:value-type="string">
            <text:p>ENSMUSG00000032434</text:p>
          </table:table-cell>
          <table:table-cell office:value-type="string" calcext:value-type="string">
            <text:p>CMTM6</text:p>
          </table:table-cell>
          <table:table-cell office:value-type="float" office:value="9" calcext:value-type="float">
            <text:p>9</text:p>
          </table:table-cell>
          <table:table-cell office:value-type="float" office:value="114560341" calcext:value-type="float">
            <text:p>114560341</text:p>
          </table:table-cell>
          <table:table-cell office:value-type="float" office:value="114578412" calcext:value-type="float">
            <text:p>11457841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9" calcext:value-type="float">
            <text:p>9</text:p>
          </table:table-cell>
          <table:table-cell office:value-type="float" office:value="114558023" calcext:value-type="float">
            <text:p>114558023</text:p>
          </table:table-cell>
          <table:table-cell office:value-type="float" office:value="114558221" calcext:value-type="float">
            <text:p>1145582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35007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226941</text:p>
          </table:table-cell>
          <table:table-cell/>
          <table:table-cell office:value-type="string" calcext:value-type="string">
            <text:p>ENSMUSG00000024137</text:p>
          </table:table-cell>
          <table:table-cell office:value-type="string" calcext:value-type="string">
            <text:p>E4F1</text:p>
          </table:table-cell>
          <table:table-cell office:value-type="float" office:value="17" calcext:value-type="float">
            <text:p>17</text:p>
          </table:table-cell>
          <table:table-cell office:value-type="float" office:value="24662845" calcext:value-type="float">
            <text:p>24662845</text:p>
          </table:table-cell>
          <table:table-cell office:value-type="float" office:value="24674366" calcext:value-type="float">
            <text:p>24674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17" calcext:value-type="float">
            <text:p>17</text:p>
          </table:table-cell>
          <table:table-cell office:value-type="float" office:value="24678050" calcext:value-type="float">
            <text:p>24678050</text:p>
          </table:table-cell>
          <table:table-cell office:value-type="float" office:value="24678213" calcext:value-type="float">
            <text:p>2467821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22694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59584</text:p>
          </table:table-cell>
          <table:table-cell/>
          <table:table-cell office:value-type="string" calcext:value-type="string">
            <text:p>ENSMUSG00000090061</text:p>
          </table:table-cell>
          <table:table-cell office:value-type="string" calcext:value-type="string">
            <text:p>NWD2</text:p>
          </table:table-cell>
          <table:table-cell office:value-type="float" office:value="5" calcext:value-type="float">
            <text:p>5</text:p>
          </table:table-cell>
          <table:table-cell office:value-type="float" office:value="63806451" calcext:value-type="float">
            <text:p>63806451</text:p>
          </table:table-cell>
          <table:table-cell office:value-type="float" office:value="63967889" calcext:value-type="float">
            <text:p>6396788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98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9" calcext:value-type="float">
            <text:p>120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98686</text:p>
          </table:table-cell>
          <table:table-cell/>
          <table:table-cell office:value-type="string" calcext:value-type="string">
            <text:p>ENSMUSG00000104868</text:p>
          </table:table-cell>
          <table:table-cell office:value-type="string" calcext:value-type="string">
            <text:p>NWD2OS</text:p>
          </table:table-cell>
          <table:table-cell office:value-type="float" office:value="5" calcext:value-type="float">
            <text:p>5</text:p>
          </table:table-cell>
          <table:table-cell office:value-type="float" office:value="63803513" calcext:value-type="float">
            <text:p>63803513</text:p>
          </table:table-cell>
          <table:table-cell office:value-type="float" office:value="63808237" calcext:value-type="float">
            <text:p>638082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15958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781" calcext:value-type="float">
            <text:p>1781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099719</text:p>
          </table:table-cell>
          <table:table-cell/>
          <table:table-cell office:value-type="string" calcext:value-type="string">
            <text:p>ENSMUSG00000055313</text:p>
          </table:table-cell>
          <table:table-cell office:value-type="string" calcext:value-type="string">
            <text:p>PGBD1</text:p>
          </table:table-cell>
          <table:table-cell office:value-type="float" office:value="13" calcext:value-type="float">
            <text:p>13</text:p>
          </table:table-cell>
          <table:table-cell office:value-type="float" office:value="21605448" calcext:value-type="float">
            <text:p>21605448</text:p>
          </table:table-cell>
          <table:table-cell office:value-type="float" office:value="21624880" calcext:value-type="float">
            <text:p>21624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MUST00000122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MUST00000122926</text:p>
          </table:table-cell>
          <table:table-cell/>
          <table:table-cell office:value-type="string" calcext:value-type="string">
            <text:p>ENSMUSG00000085788</text:p>
          </table:table-cell>
          <table:table-cell office:value-type="string" calcext:value-type="string">
            <text:p>4930470G03RIK</text:p>
          </table:table-cell>
          <table:table-cell office:value-type="float" office:value="13" calcext:value-type="float">
            <text:p>13</text:p>
          </table:table-cell>
          <table:table-cell office:value-type="float" office:value="21624641" calcext:value-type="float">
            <text:p>21624641</text:p>
          </table:table-cell>
          <table:table-cell office:value-type="float" office:value="21630104" calcext:value-type="float">
            <text:p>2163010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M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MUST0000009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office:value-type="float" office:value="3568" calcext:value-type="float">
            <text:p>3568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23064229" calcext:value-type="float">
            <text:p>230642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T00000261207</text:p>
          </table:table-cell>
          <table:table-cell/>
          <table:table-cell office:value-type="string" calcext:value-type="string">
            <text:p>ENSG00000058272</text:p>
          </table:table-cell>
          <table:table-cell office:value-type="string" calcext:value-type="string">
            <text:p>PPP1R12A</text:p>
          </table:table-cell>
          <table:table-cell office:value-type="float" office:value="12" calcext:value-type="float">
            <text:p>12</text:p>
          </table:table-cell>
          <table:table-cell office:value-type="float" office:value="79773563" calcext:value-type="float">
            <text:p>79773563</text:p>
          </table:table-cell>
          <table:table-cell office:value-type="float" office:value="79935455" calcext:value-type="float">
            <text:p>799354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T00000552885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105" calcext:value-type="float">
            <text:p>105</text:p>
          </table:table-cell>
          <table:table-cell office:value-type="float" office:value="556" calcext:value-type="float">
            <text:p>55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7646849" calcext:value-type="float">
            <text:p>2764684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T00000552885</text:p>
          </table:table-cell>
          <table:table-cell/>
          <table:table-cell office:value-type="string" calcext:value-type="string">
            <text:p>ENSG00000257557</text:p>
          </table:table-cell>
          <table:table-cell office:value-type="string" calcext:value-type="string">
            <text:p>PPP1R12A_AS1</text:p>
          </table:table-cell>
          <table:table-cell office:value-type="float" office:value="12" calcext:value-type="float">
            <text:p>12</text:p>
          </table:table-cell>
          <table:table-cell office:value-type="float" office:value="79934901" calcext:value-type="float">
            <text:p>79934901</text:p>
          </table:table-cell>
          <table:table-cell office:value-type="float" office:value="79942712" calcext:value-type="float">
            <text:p>7994271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T00000261207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53" calcext:value-type="float">
            <text:p>53</text:p>
          </table:table-cell>
          <table:table-cell office:value-type="float" office:value="2420" calcext:value-type="float">
            <text:p>242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FRAM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FRAM</text:p>
          </table:table-cell>
          <table:table-cell office:value-type="float" office:value="1" calcext:value-type="float">
            <text:p>1</text:p>
          </table:table-cell>
          <table:table-cell office:value-type="float" office:value="27646849" calcext:value-type="float">
            <text:p>2764684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T00000228799</text:p>
          </table:table-cell>
          <table:table-cell/>
          <table:table-cell office:value-type="string" calcext:value-type="string">
            <text:p>ENSG00000111203</text:p>
          </table:table-cell>
          <table:table-cell office:value-type="string" calcext:value-type="string">
            <text:p>ITFG2</text:p>
          </table:table-cell>
          <table:table-cell office:value-type="float" office:value="12" calcext:value-type="float">
            <text:p>12</text:p>
          </table:table-cell>
          <table:table-cell office:value-type="float" office:value="2812668" calcext:value-type="float">
            <text:p>2812668</text:p>
          </table:table-cell>
          <table:table-cell office:value-type="float" office:value="2825076" calcext:value-type="float">
            <text:p>282507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T00000545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646849" calcext:value-type="float">
            <text:p>2764684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T00000545526</text:p>
          </table:table-cell>
          <table:table-cell/>
          <table:table-cell office:value-type="string" calcext:value-type="string">
            <text:p>ENSG00000258325</text:p>
          </table:table-cell>
          <table:table-cell office:value-type="string" calcext:value-type="string">
            <text:p>ITFG2_AS1</text:p>
          </table:table-cell>
          <table:table-cell office:value-type="float" office:value="12" calcext:value-type="float">
            <text:p>12</text:p>
          </table:table-cell>
          <table:table-cell office:value-type="float" office:value="2668500" calcext:value-type="float">
            <text:p>2668500</text:p>
          </table:table-cell>
          <table:table-cell office:value-type="float" office:value="2812908" calcext:value-type="float">
            <text:p>2812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T0000022879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MIRB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MIRB</text:p>
          </table:table-cell>
          <table:table-cell office:value-type="float" office:value="1" calcext:value-type="float">
            <text:p>1</text:p>
          </table:table-cell>
          <table:table-cell office:value-type="float" office:value="27646849" calcext:value-type="float">
            <text:p>2764684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T00000594216</text:p>
          </table:table-cell>
          <table:table-cell/>
          <table:table-cell office:value-type="string" calcext:value-type="string">
            <text:p>ENSG00000185236</text:p>
          </table:table-cell>
          <table:table-cell office:value-type="string" calcext:value-type="string">
            <text:p>RAB11B</text:p>
          </table:table-cell>
          <table:table-cell office:value-type="float" office:value="19" calcext:value-type="float">
            <text:p>19</text:p>
          </table:table-cell>
          <table:table-cell office:value-type="float" office:value="8390393" calcext:value-type="float">
            <text:p>8390393</text:p>
          </table:table-cell>
          <table:table-cell office:value-type="float" office:value="8402924" calcext:value-type="float">
            <text:p>840292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ST000005935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4880900" calcext:value-type="float">
            <text:p>348809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ENST00000593581</text:p>
          </table:table-cell>
          <table:table-cell/>
          <table:table-cell office:value-type="string" calcext:value-type="string">
            <text:p>ENSG00000269386</text:p>
          </table:table-cell>
          <table:table-cell office:value-type="string" calcext:value-type="string">
            <text:p>RAB11B_AS1</text:p>
          </table:table-cell>
          <table:table-cell office:value-type="float" office:value="18" calcext:value-type="float">
            <text:p>18</text:p>
          </table:table-cell>
          <table:table-cell office:value-type="float" office:value="8374363" calcext:value-type="float">
            <text:p>8374363</text:p>
          </table:table-cell>
          <table:table-cell office:value-type="float" office:value="8390685" calcext:value-type="float">
            <text:p>83906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ENST0000059421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MIR1</text:p>
          </table:table-cell>
          <table:table-cell office:value-type="string" calcext:value-type="string">
            <text:p>SINEUP</text:p>
          </table:table-cell>
          <table:table-cell office:value-type="string" calcext:value-type="string">
            <text:p>MIR1</text:p>
          </table:table-cell>
          <table:table-cell office:value-type="float" office:value="1" calcext:value-type="float">
            <text:p>1</text:p>
          </table:table-cell>
          <table:table-cell office:value-type="float" office:value="34880900" calcext:value-type="float">
            <text:p>34880900</text:p>
          </table:table-cell>
          <table:table-cell table:number-columns-repeated="16361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ynthetic_sineup" table:style-name="ta1">
        <table:table-column table:style-name="co1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9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1" table:number-columns-repeated="16375" table:default-cell-style-name="ce1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pubmed_id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ineup_info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mode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rta Biagioli</text:p>
          </table:table-cell>
          <table:table-cell office:value-type="float" office:value="39741407" calcext:value-type="float">
            <text:p>39741407</text:p>
          </table:table-cell>
          <table:table-cell office:value-type="string" calcext:value-type="string">
            <text:p>CHD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170629</text:p>
          </table:table-cell>
          <table:table-cell office:value-type="string" calcext:value-type="string">
            <text:p>Hg38:chr14:15582676</text:p>
          </table:table-cell>
          <table:table-cell office:value-type="string" calcext:value-type="string">
            <text:p>SINEUP-Chd8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rta Biagioli</text:p>
          </table:table-cell>
          <table:table-cell office:value-type="float" office:value="39741407" calcext:value-type="float">
            <text:p>39741407</text:p>
          </table:table-cell>
          <table:table-cell office:value-type="string" calcext:value-type="string">
            <text:p>CHD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170629</text:p>
          </table:table-cell>
          <table:table-cell office:value-type="string" calcext:value-type="string">
            <text:p>Hg38:chr14:15582676</text:p>
          </table:table-cell>
          <table:table-cell office:value-type="string" calcext:value-type="string">
            <text:p>SINEUP-Chd8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rta Biagioli</text:p>
          </table:table-cell>
          <table:table-cell office:value-type="float" office:value="39741407" calcext:value-type="float">
            <text:p>39741407</text:p>
          </table:table-cell>
          <table:table-cell office:value-type="string" calcext:value-type="string">
            <text:p>CHD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170629</text:p>
          </table:table-cell>
          <table:table-cell office:value-type="string" calcext:value-type="string">
            <text:p>Hg38:chr14:15582676</text:p>
          </table:table-cell>
          <table:table-cell office:value-type="string" calcext:value-type="string">
            <text:p>SINEUP-Chd8_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rta Biagioli</text:p>
          </table:table-cell>
          <table:table-cell office:value-type="float" office:value="39741407" calcext:value-type="float">
            <text:p>39741407</text:p>
          </table:table-cell>
          <table:table-cell office:value-type="string" calcext:value-type="string">
            <text:p>CHD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170629</text:p>
          </table:table-cell>
          <table:table-cell office:value-type="string" calcext:value-type="string">
            <text:p>Hg38:chr14:15582676</text:p>
          </table:table-cell>
          <table:table-cell office:value-type="string" calcext:value-type="string">
            <text:p>SINEUP-Chd8_ 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unella Franco</text:p>
          </table:table-cell>
          <table:table-cell office:value-type="float" office:value="27265476" calcext:value-type="float">
            <text:p>27265476</text:p>
          </table:table-cell>
          <table:table-cell office:value-type="string" calcext:value-type="string">
            <text:p>GFP/cox7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866</text:p>
          </table:table-cell>
          <table:table-cell office:value-type="string" calcext:value-type="string">
            <text:p>Hg38:chrX:76334526</text:p>
          </table:table-cell>
          <table:table-cell office:value-type="string" calcext:value-type="string">
            <text:p>AScox7BF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DAK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unella Franco</text:p>
          </table:table-cell>
          <table:table-cell office:value-type="float" office:value="27265476" calcext:value-type="float">
            <text:p>27265476</text:p>
          </table:table-cell>
          <table:table-cell office:value-type="string" calcext:value-type="string">
            <text:p>GFP/cox7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866</text:p>
          </table:table-cell>
          <table:table-cell office:value-type="string" calcext:value-type="string">
            <text:p>Hg38:chrX:76334526</text:p>
          </table:table-cell>
          <table:table-cell office:value-type="string" calcext:value-type="string">
            <text:p>AScox7BRv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DAK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unella Franco</text:p>
          </table:table-cell>
          <table:table-cell office:value-type="float" office:value="27265476" calcext:value-type="float">
            <text:p>27265476</text:p>
          </table:table-cell>
          <table:table-cell office:value-type="string" calcext:value-type="string">
            <text:p>GFP/cox7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866</text:p>
          </table:table-cell>
          <table:table-cell office:value-type="string" calcext:value-type="string">
            <text:p>Hg38:chrX:76334526</text:p>
          </table:table-cell>
          <table:table-cell office:value-type="string" calcext:value-type="string">
            <text:p>SINEUPst1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DAK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unella Franco</text:p>
          </table:table-cell>
          <table:table-cell office:value-type="float" office:value="27265476" calcext:value-type="float">
            <text:p>27265476</text:p>
          </table:table-cell>
          <table:table-cell office:value-type="string" calcext:value-type="string">
            <text:p>GFP/cox7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866</text:p>
          </table:table-cell>
          <table:table-cell office:value-type="string" calcext:value-type="string">
            <text:p>Hg38:chrX:76334526</text:p>
          </table:table-cell>
          <table:table-cell office:value-type="string" calcext:value-type="string">
            <text:p>SINEUPst3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DAK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efano Gustincich</text:p>
          </table:table-cell>
          <table:table-cell office:value-type="float" office:value="31495777" calcext:value-type="float">
            <text:p>31495777</text:p>
          </table:table-cell>
          <table:table-cell office:value-type="string" calcext:value-type="string">
            <text:p>GDN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301332</text:p>
          </table:table-cell>
          <table:table-cell office:value-type="string" calcext:value-type="string">
            <text:p>Hg38:chr15:7840535</text:p>
          </table:table-cell>
          <table:table-cell office:value-type="string" calcext:value-type="string">
            <text:p>Short Isofor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efano Gustincich</text:p>
          </table:table-cell>
          <table:table-cell office:value-type="float" office:value="31495777" calcext:value-type="float">
            <text:p>31495777</text:p>
          </table:table-cell>
          <table:table-cell office:value-type="string" calcext:value-type="string">
            <text:p>GDN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301332</text:p>
          </table:table-cell>
          <table:table-cell office:value-type="string" calcext:value-type="string">
            <text:p>Hg38:chr15:7840535</text:p>
          </table:table-cell>
          <table:table-cell office:value-type="string" calcext:value-type="string">
            <text:p>Long Isofor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icola Zambrano</text:p>
          </table:table-cell>
          <table:table-cell office:value-type="float" office:value="29658818" calcext:value-type="float">
            <text:p>29658818</text:p>
          </table:table-cell>
          <table:table-cell office:value-type="string" calcext:value-type="string">
            <text:p>CLDN-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001346</text:p>
          </table:table-cell>
          <table:table-cell office:value-type="string" calcext:value-type="string">
            <text:p>Hg38:chr6:156466034</text:p>
          </table:table-cell>
          <table:table-cell office:value-type="string" calcext:value-type="string">
            <text:p>BD_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icola Zambrano</text:p>
          </table:table-cell>
          <table:table-cell office:value-type="float" office:value="29658818" calcext:value-type="float">
            <text:p>29658818</text:p>
          </table:table-cell>
          <table:table-cell office:value-type="string" calcext:value-type="string">
            <text:p>CLDN-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001346</text:p>
          </table:table-cell>
          <table:table-cell office:value-type="string" calcext:value-type="string">
            <text:p>Hg38:chr6:156466034</text:p>
          </table:table-cell>
          <table:table-cell office:value-type="string" calcext:value-type="string">
            <text:p>BD_L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ero Carninci</text:p>
          </table:table-cell>
          <table:table-cell office:value-type="float" office:value="33130894" calcext:value-type="float">
            <text:p>33130894</text:p>
          </table:table-cell>
          <table:table-cell office:value-type="string" calcext:value-type="string">
            <text:p>GF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244710</text:p>
          </table:table-cell>
          <table:table-cell office:value-type="string" calcext:value-type="string">
            <text:p>Hg38:chr2:69332145</text:p>
          </table:table-cell>
          <table:table-cell office:value-type="string" calcext:value-type="string">
            <text:p>SINEUP SC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K293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ero Carninci</text:p>
          </table:table-cell>
          <table:table-cell office:value-type="float" office:value="33130894" calcext:value-type="float">
            <text:p>33130894</text:p>
          </table:table-cell>
          <table:table-cell office:value-type="string" calcext:value-type="string">
            <text:p>GF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244710</text:p>
          </table:table-cell>
          <table:table-cell office:value-type="string" calcext:value-type="string">
            <text:p>Hg38:chr2:69332145</text:p>
          </table:table-cell>
          <table:table-cell office:value-type="string" calcext:value-type="string">
            <text:p>SINEUP DELTA SB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K293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ero Carninci</text:p>
          </table:table-cell>
          <table:table-cell office:value-type="float" office:value="33130894" calcext:value-type="float">
            <text:p>33130894</text:p>
          </table:table-cell>
          <table:table-cell office:value-type="string" calcext:value-type="string">
            <text:p>GF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244710</text:p>
          </table:table-cell>
          <table:table-cell office:value-type="string" calcext:value-type="string">
            <text:p>Hg38:chr2:69332145</text:p>
          </table:table-cell>
          <table:table-cell office:value-type="string" calcext:value-type="string">
            <text:p>SINEUP DELTA AL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K293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ero Carninci</text:p>
          </table:table-cell>
          <table:table-cell office:value-type="float" office:value="33130894" calcext:value-type="float">
            <text:p>33130894</text:p>
          </table:table-cell>
          <table:table-cell office:value-type="string" calcext:value-type="string">
            <text:p>GF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1244710</text:p>
          </table:table-cell>
          <table:table-cell office:value-type="string" calcext:value-type="string">
            <text:p>Hg38:chr2:69332145</text:p>
          </table:table-cell>
          <table:table-cell office:value-type="string" calcext:value-type="string">
            <text:p>SINEUP G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K293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efano Gustincich</text:p>
          </table:table-cell>
          <table:table-cell office:value-type="float" office:value="31584077" calcext:value-type="float">
            <text:p>31584077</text:p>
          </table:table-cell>
          <table:table-cell office:value-type="string" calcext:value-type="string">
            <text:p>FX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ST00000484259</text:p>
          </table:table-cell>
          <table:table-cell office:value-type="string" calcext:value-type="string">
            <text:p>Hg38:chr9:69035783</text:p>
          </table:table-cell>
          <table:table-cell office:value-type="string" calcext:value-type="string">
            <text:p>-40/+4 m1-aug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efano Gustincich</text:p>
          </table:table-cell>
          <table:table-cell office:value-type="float" office:value="31584077" calcext:value-type="float">
            <text:p>31584077</text:p>
          </table:table-cell>
          <table:table-cell office:value-type="string" calcext:value-type="string">
            <text:p>FX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ST00000484259</text:p>
          </table:table-cell>
          <table:table-cell office:value-type="string" calcext:value-type="string">
            <text:p>Hg38:chr9:69035783</text:p>
          </table:table-cell>
          <table:table-cell office:value-type="string" calcext:value-type="string">
            <text:p>-40/+0 m1-aug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efano Gustincich</text:p>
          </table:table-cell>
          <table:table-cell office:value-type="float" office:value="31584077" calcext:value-type="float">
            <text:p>31584077</text:p>
          </table:table-cell>
          <table:table-cell office:value-type="string" calcext:value-type="string">
            <text:p>FX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ST00000484259</text:p>
          </table:table-cell>
          <table:table-cell office:value-type="string" calcext:value-type="string">
            <text:p>Hg38:chr9:69035783</text:p>
          </table:table-cell>
          <table:table-cell office:value-type="string" calcext:value-type="string">
            <text:p>-14/+0 m1-aug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efano Gustincich</text:p>
          </table:table-cell>
          <table:table-cell office:value-type="float" office:value="31584077" calcext:value-type="float">
            <text:p>31584077</text:p>
          </table:table-cell>
          <table:table-cell office:value-type="string" calcext:value-type="string">
            <text:p>FX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ST00000484259</text:p>
          </table:table-cell>
          <table:table-cell office:value-type="string" calcext:value-type="string">
            <text:p>Hg38:chr9:69035783</text:p>
          </table:table-cell>
          <table:table-cell office:value-type="string" calcext:value-type="string">
            <text:p>-14/+4 m1-aug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efano Gustincich</text:p>
          </table:table-cell>
          <table:table-cell office:value-type="float" office:value="31584077" calcext:value-type="float">
            <text:p>31584077</text:p>
          </table:table-cell>
          <table:table-cell office:value-type="string" calcext:value-type="string">
            <text:p>FX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ST00000484259</text:p>
          </table:table-cell>
          <table:table-cell office:value-type="string" calcext:value-type="string">
            <text:p>Hg38:chr9:69035783</text:p>
          </table:table-cell>
          <table:table-cell office:value-type="string" calcext:value-type="string">
            <text:p>-40+4 m76-aug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efano Gustincich</text:p>
          </table:table-cell>
          <table:table-cell office:value-type="float" office:value="31584077" calcext:value-type="float">
            <text:p>31584077</text:p>
          </table:table-cell>
          <table:table-cell office:value-type="string" calcext:value-type="string">
            <text:p>FX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ST00000484259</text:p>
          </table:table-cell>
          <table:table-cell office:value-type="string" calcext:value-type="string">
            <text:p>Hg38:chr9:69035783</text:p>
          </table:table-cell>
          <table:table-cell office:value-type="string" calcext:value-type="string">
            <text:p>-40/+0 m76-aug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efano Gustincich</text:p>
          </table:table-cell>
          <table:table-cell office:value-type="float" office:value="31584077" calcext:value-type="float">
            <text:p>31584077</text:p>
          </table:table-cell>
          <table:table-cell office:value-type="string" calcext:value-type="string">
            <text:p>FX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ST00000484259</text:p>
          </table:table-cell>
          <table:table-cell office:value-type="string" calcext:value-type="string">
            <text:p>Hg38:chr9:69035783</text:p>
          </table:table-cell>
          <table:table-cell office:value-type="string" calcext:value-type="string">
            <text:p>-10/-60/+0 m76-aug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zam Ahimpour</text:p>
          </table:table-cell>
          <table:table-cell office:value-type="float" office:value="33007349" calcext:value-type="float">
            <text:p>33007349</text:p>
          </table:table-cell>
          <table:table-cell office:value-type="string" calcext:value-type="string">
            <text:p>anti-IL-2Rα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M_000206</text:p>
          </table:table-cell>
          <table:table-cell office:value-type="string" calcext:value-type="string">
            <text:p>Hg38:chrX:69541496</text:p>
          </table:table-cell>
          <table:table-cell office:value-type="string" calcext:value-type="string">
            <text:p>Only Isofor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6375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10:26:52.465545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24.2.7.2$Linux_X86_64 LibreOffice_project/420$Build-2</meta:generator>
    <dc:date>2025-07-18T10:28:43.411196104</dc:date>
    <meta:editing-duration>PT1M51S</meta:editing-duration>
    <meta:editing-cycles>1</meta:editing-cycles>
    <meta:document-statistic meta:table-count="2" meta:cell-count="1269" meta:object-count="0"/>
  </office:meta>
</office:document-meta>
</file>